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1cm"/>
    </style:style>
    <style:style style:name="co2" style:family="table-column">
      <style:table-column-properties fo:break-before="auto" style:column-width="4.202cm"/>
    </style:style>
    <style:style style:name="co3" style:family="table-column">
      <style:table-column-properties fo:break-before="auto" style:column-width="11.365cm"/>
    </style:style>
    <style:style style:name="co4" style:family="table-column">
      <style:table-column-properties fo:break-before="auto" style:column-width="1.887cm"/>
    </style:style>
    <style:style style:name="co5" style:family="table-column">
      <style:table-column-properties fo:break-before="auto" style:column-width="8.151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ChickenDoor_V1_1-0-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Bezeichner</text:p>
          </table:table-cell>
          <table:table-cell office:value-type="string" calcext:value-type="string">
            <text:p>Gehäuse</text:p>
          </table:table-cell>
          <table:table-cell office:value-type="string" calcext:value-type="string">
            <text:p>Stückzahl</text:p>
          </table:table-cell>
          <table:table-cell office:value-type="string" calcext:value-type="string">
            <text:p>Bezeichnung</text:p>
          </table:table-cell>
          <table:table-cell office:value-type="string" calcext:value-type="string">
            <text:p>Anbieter und Referenz</text:p>
          </table:table-cell>
          <table:table-cell office:value-type="string" calcext:value-type="string">
            <text:p>Bestellt</text:p>
          </table:table-cell>
          <table:table-cell office:value-type="string" calcext:value-type="string">
            <text:p>Reichelt Bestellnumm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P4,JP3,JP2,JP1</text:p>
          </table:table-cell>
          <table:table-cell office:value-type="string" calcext:value-type="string">
            <text:p>SolderJumper-2_P1.3mm_Bridged_RoundedPad1.0x1.5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derJumper_2_Bridged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KMR-1.8-SP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MR-1.8 SPI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7,J4,J3,J2</text:p>
          </table:table-cell>
          <table:table-cell office:value-type="string" calcext:value-type="string">
            <text:p>TerminalBlock_Phoenix_MKDS-1,5-2-5.08_1x02_P5.08mm_Horizont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rew_Terminal_01x02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AKL 1,5 2 5,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TerminalBlock_Phoenix_MKDS-1,5-3-5.08_1x03_P5.08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ew_Terminal_01x03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AKL 1,5 3 5,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MODULE_MEGA_PRO_EMBED_CH340G___ATMEGA25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GA_PRO_EMBED_CH340G___ATMEGA256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MODULE_TC00500_FHk_BatteryUps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C0050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7,R9,R4,R3,R1</text:p>
          </table:table-cell>
          <table:table-cell office:value-type="string" calcext:value-type="string">
            <text:p>R_0805_2012Metr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k2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MD-0805 2,20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807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BC 807 NXP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4,D3,D1</text:p>
          </table:table-cell>
          <table:table-cell office:value-type="string" calcext:value-type="string">
            <text:p>LED_1206_3216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3,Q2,Q1</text:p>
          </table:table-cell>
          <table:table-cell office:value-type="string" calcext:value-type="string">
            <text:p>SOT-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C817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BC 817 NXP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6,D5,D2,D10,D9,D8,D7</text:p>
          </table:table-cell>
          <table:table-cell office:value-type="string" calcext:value-type="string">
            <text:p>D_SOD-1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N4448W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1N 4448W DIO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R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MD-0805 18,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6,R5,R2</text:p>
          </table:table-cell>
          <table:table-cell office:value-type="string" calcext:value-type="string">
            <text:p>R_0805_2012Metric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560" calcext:value-type="float">
            <text:p>56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MD-0805 56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4,H3,H2,H1</text:p>
          </table:table-cell>
          <table:table-cell office:value-type="string" calcext:value-type="string">
            <text:p>MountingHole_4.3mm_M4_DIN9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untingHole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3,K2,K1</text:p>
          </table:table-cell>
          <table:table-cell office:value-type="string" calcext:value-type="string">
            <text:p>Relay_SPDT_Finder_36.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DER-36.1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FIN 36.11 5V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W4,SW3,SW2,SW1</text:p>
          </table:table-cell>
          <table:table-cell office:value-type="string" calcext:value-type="string">
            <text:p>SW_PUSH_6mm_H9.5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_Push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TASTER 3301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5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25T20:45:43.707056206</dc:date>
    <dc:creator>Florian Höck</dc:creator>
    <meta:editing-duration>PT15M41S</meta:editing-duration>
    <meta:editing-cycles>2</meta:editing-cycles>
    <meta:generator>LibreOffice/6.4.7.2$Linux_X86_64 LibreOffice_project/40$Build-2</meta:generator>
    <meta:document-statistic meta:table-count="1" meta:cell-count="108" meta:object-count="0"/>
  </office:meta>
</office:document-meta>
</file>